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akenne</text:h>
      <text:p text:style-name="Text_20_body">Tärkeimmät luokat pelissä ovat Game, Player, Evaluation, LetterPool ja Grid.</text:p>
      <text:p text:style-name="P1">Game</text:p>
      <text:p text:style-name="Text_20_body">Game on lähinnä pelin alustusta varten, ja toimii liimana eri luokkien välillä asettaen viittaukset kuntoon pelin alkaessa. Se sisältää Grid-, Player- ja Evaluation-olion. Game-olion avulla aloitetaan uusi peli. Uuden pelin aloitus vaatii aina GameTimer-olion ajastusta varten.</text:p>
      <text:p text:style-name="Heading">Grid</text:p>
      <text:p text:style-name="Text_20_body">Grid pitää sisällään kirjaimia 2d-ruudukossa. Sen avulla LetterContainereita voidaan asettaa tai poistaa ruudukosta, joko yksi kerrallaan tai useampia.</text:p>
      <text:p text:style-name="Heading">Player</text:p>
      <text:p text:style-name="Text_20_body">Player on luokka, joka käsittelee itse ”pelaamista”. Luokasta löytyy metodeja LetterPoolin käyttämiseen, kirjainten lisäämiseen LetterPoolista Gridiin tai niiden valitsemiseen Gridistä. Player-luokka pitää kirjaa siitä, mitä kirjaimia pelaaja on valinnut. Player pitää sisällään viitteen Evaluation-olioon, jota se käyttää syöttääkseen kirjaimia arvioitavaksi.</text:p>
      <text:p text:style-name="Heading">Evaluation</text:p>
      <text:p text:style-name="Text_20_body">Luokka on tehty pitämään kirjaa useampien pelaajien scoresta ja timereista, vaikka useaa pelaajaa ei muuten vielä tuetakaan. Evaluation-olion tehtävä on arvioida syötettyjä kirjaimia ja antaa niiden perusteella pisteitä sekä lisää aikaa. Käyttää WordEvaluator-oliota kirjainten arvioimiseen.</text:p>
      <text:p text:style-name="Heading">LetterPool </text:p>
      <text:p text:style-name="Text_20_body">LetterPool pitää sisällään LetterContainereita, joita voidaan merkitä käytetyiksi. Käytetyt kirjaimet voidaan korvata uusilla kirjaimilla Letters interfacen toteuttavan luokan avulla.</text:p>
      <text:p text:style-name="Heading">Letter</text:p>
      <text:p text:style-name="Text_20_body">Letter sisältää kirjaimen, sekä kirjaimeen liittyvän pisteytyksen. Lettereitä ei aina tehdä uusia, vaan samoja käytetään instansseja käytetään koko pelin ajan.</text:p>
      <text:p text:style-name="Heading">LetterContainer</text:p>
      <text:p text:style-name="Text_20_body">LetterContainer sisältää Letterin ja siihen liittyvät koordinaatit tai LetterPool indeksin. Letter instansseja itsejään ei koskaan sijoiteta ruudukkoon/Gridiin vaan ne ovat aina LetterContainereissa.</text:p>
      <text:p text:style-name="Heading">GamePresenter</text:p>
      <text:p text:style-name="Text_20_body">GamePresenter toimii välikätenä pelilogiikka-luokkien ja IO luokkien välillä. Prosessoi Swing-komponenttien laukaisemat event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20:30:51</meta:creation-date>
    <dc:date>2014-03-04T16:35:02</dc:date>
    <meta:editing-duration>PT6M55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8" meta:word-count="222" meta:character-count="1900" meta:non-whitespace-character-count="1900"/>
  </office:meta>
</office:document-meta>
</file>